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o stretchy="false">[</mo>
          <mrow>
            <msub>
              <mi>x</mi>
              <mi>i</mi>
            </msub>
            <mi>,</mi>
            <msub>
              <mi>p</mi>
              <mi>j</mi>
            </msub>
          </mrow>
          <mo stretchy="false">]</mo>
        </mrow>
        <mo stretchy="false">=</mo>
        <mtext>i</mtext>
      </mrow>
      <mo stretchy="false">ℏ</mo>
      <msub>
        <mo stretchy="false">δ</mo>
        <mi mathvariant="italic">ij</mi>
      </msub>
    </mrow>
    <annotation encoding="StarMath 5.0">[x_i , p_j] = "i" hbar %idelta_i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3:43:56.208000000</meta:creation-date>
    <meta:generator>LibreOffice/4.1.4.2$Windows_x86 LibreOffice_project/0a0440ccc0227ad9829de5f46be37cfb6edcf72</meta:generator>
  </office:meta>
</office:document-meta>
</file>